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language="es" fo:country="ES" officeooo:rsid="0006fe06" officeooo:paragraph-rsid="0006fe06" style:font-size-asian="10.5pt"/>
    </style:style>
    <style:style style:name="P2" style:family="paragraph" style:parent-style-name="Standard">
      <style:paragraph-properties fo:line-height="200%"/>
      <style:text-properties fo:language="es" fo:country="ES" officeooo:rsid="0006fe06" officeooo:paragraph-rsid="000e45f0" style:font-size-asian="10.5pt"/>
    </style:style>
    <style:style style:name="P3" style:family="paragraph" style:parent-style-name="Standard">
      <style:paragraph-properties fo:line-height="200%"/>
      <style:text-properties fo:language="es" fo:country="ES" officeooo:rsid="0006fe06" officeooo:paragraph-rsid="00318e8f" style:font-size-asian="10.5pt"/>
    </style:style>
    <style:style style:name="P4" style:family="paragraph" style:parent-style-name="Standard">
      <style:paragraph-properties fo:line-height="200%" fo:text-align="center" style:justify-single-word="false"/>
      <style:text-properties fo:language="es" fo:country="ES" fo:font-style="italic" officeooo:rsid="000951e4" officeooo:paragraph-rsid="0006fe06" style:font-size-asian="10.5pt" style:font-style-asian="italic" style:font-style-complex="italic"/>
    </style:style>
    <style:style style:name="P5" style:family="paragraph" style:parent-style-name="Standard">
      <style:paragraph-properties fo:line-height="200%"/>
      <style:text-properties fo:language="es" fo:country="ES" officeooo:rsid="0006fe06" officeooo:paragraph-rsid="0006fe06"/>
    </style:style>
    <style:style style:name="P6" style:family="paragraph" style:parent-style-name="Standard">
      <style:paragraph-properties fo:line-height="200%"/>
      <style:text-properties fo:language="es" fo:country="ES" officeooo:rsid="0006fe06" officeooo:paragraph-rsid="00414bf3" style:font-size-asian="10.5pt"/>
    </style:style>
    <style:style style:name="T1" style:family="text">
      <style:text-properties fo:font-style="italic" officeooo:rsid="0008066b" style:font-style-asian="italic" style:font-style-complex="italic"/>
    </style:style>
    <style:style style:name="T2" style:family="text">
      <style:text-properties fo:font-style="italic" officeooo:rsid="0018538e" style:font-style-asian="italic" style:font-style-complex="italic"/>
    </style:style>
    <style:style style:name="T3" style:family="text">
      <style:text-properties fo:font-style="normal" officeooo:rsid="0008066b" style:font-style-asian="normal" style:font-style-complex="normal"/>
    </style:style>
    <style:style style:name="T4" style:family="text">
      <style:text-properties fo:font-style="normal" officeooo:rsid="0009311f" style:font-style-asian="normal" style:font-style-complex="normal"/>
    </style:style>
    <style:style style:name="T5" style:family="text">
      <style:text-properties fo:font-style="normal" officeooo:rsid="000aab15" style:font-style-asian="normal" style:font-style-complex="normal"/>
    </style:style>
    <style:style style:name="T6" style:family="text">
      <style:text-properties fo:font-style="normal" officeooo:rsid="000d0b93" style:font-style-asian="normal" style:font-style-complex="normal"/>
    </style:style>
    <style:style style:name="T7" style:family="text">
      <style:text-properties fo:font-style="normal" officeooo:rsid="000e45f0" style:font-style-asian="normal" style:font-style-complex="normal"/>
    </style:style>
    <style:style style:name="T8" style:family="text">
      <style:text-properties fo:font-style="normal" officeooo:rsid="000fe912" style:font-style-asian="normal" style:font-style-complex="normal"/>
    </style:style>
    <style:style style:name="T9" style:family="text">
      <style:text-properties fo:font-style="normal" officeooo:rsid="00113026" style:font-style-asian="normal" style:font-style-complex="normal"/>
    </style:style>
    <style:style style:name="T10" style:family="text">
      <style:text-properties fo:font-style="normal" officeooo:rsid="0014de51" style:font-style-asian="normal" style:font-style-complex="normal"/>
    </style:style>
    <style:style style:name="T11" style:family="text">
      <style:text-properties fo:font-style="normal" officeooo:rsid="0016b97a" style:font-style-asian="normal" style:font-style-complex="normal"/>
    </style:style>
    <style:style style:name="T12" style:family="text">
      <style:text-properties fo:font-style="normal" officeooo:rsid="0018538e" style:font-style-asian="normal" style:font-style-complex="normal"/>
    </style:style>
    <style:style style:name="T13" style:family="text">
      <style:text-properties fo:font-style="normal" officeooo:rsid="001901b4" style:font-style-asian="normal" style:font-style-complex="normal"/>
    </style:style>
    <style:style style:name="T14" style:family="text">
      <style:text-properties fo:font-style="normal" officeooo:rsid="00194f84" style:font-style-asian="normal" style:font-style-complex="normal"/>
    </style:style>
    <style:style style:name="T15" style:family="text">
      <style:text-properties fo:font-style="normal" officeooo:rsid="001b1059" style:font-style-asian="normal" style:font-style-complex="normal"/>
    </style:style>
    <style:style style:name="T16" style:family="text">
      <style:text-properties fo:font-style="normal" officeooo:rsid="001c5c60" style:font-style-asian="normal" style:font-style-complex="normal"/>
    </style:style>
    <style:style style:name="T17" style:family="text">
      <style:text-properties fo:font-style="normal" officeooo:rsid="001db5f6" style:font-style-asian="normal" style:font-style-complex="normal"/>
    </style:style>
    <style:style style:name="T18" style:family="text">
      <style:text-properties fo:font-style="normal" officeooo:rsid="001e0348" style:font-style-asian="normal" style:font-style-complex="normal"/>
    </style:style>
    <style:style style:name="T19" style:family="text">
      <style:text-properties fo:font-style="normal" officeooo:rsid="001fd957" style:font-style-asian="normal" style:font-style-complex="normal"/>
    </style:style>
    <style:style style:name="T20" style:family="text">
      <style:text-properties fo:font-style="normal" officeooo:rsid="00236df4" style:font-style-asian="normal" style:font-style-complex="normal"/>
    </style:style>
    <style:style style:name="T21" style:family="text">
      <style:text-properties fo:font-style="normal" officeooo:rsid="0026d5d9" style:font-style-asian="normal" style:font-style-complex="normal"/>
    </style:style>
    <style:style style:name="T22" style:family="text">
      <style:text-properties fo:font-style="normal" officeooo:rsid="0028887d" style:font-style-asian="normal" style:font-style-complex="normal"/>
    </style:style>
    <style:style style:name="T23" style:family="text">
      <style:text-properties fo:font-style="normal" officeooo:rsid="002927d7" style:font-style-asian="normal" style:font-style-complex="normal"/>
    </style:style>
    <style:style style:name="T24" style:family="text">
      <style:text-properties fo:font-style="normal" officeooo:rsid="002ab8b0" style:font-style-asian="normal" style:font-style-complex="normal"/>
    </style:style>
    <style:style style:name="T25" style:family="text">
      <style:text-properties fo:font-style="normal" officeooo:rsid="002b5fec" style:font-style-asian="normal" style:font-style-complex="normal"/>
    </style:style>
    <style:style style:name="T26" style:family="text">
      <style:text-properties fo:font-style="normal" officeooo:rsid="002c9871" style:font-style-asian="normal" style:font-style-complex="normal"/>
    </style:style>
    <style:style style:name="T27" style:family="text">
      <style:text-properties fo:font-style="normal" officeooo:rsid="002f55e4" style:font-style-asian="normal" style:font-style-complex="normal"/>
    </style:style>
    <style:style style:name="T28" style:family="text">
      <style:text-properties fo:font-style="normal" officeooo:rsid="00318e8f" style:font-style-asian="normal" style:font-style-complex="normal"/>
    </style:style>
    <style:style style:name="T29" style:family="text">
      <style:text-properties fo:font-style="normal" officeooo:rsid="0032bfd4" style:font-style-asian="normal" style:font-style-complex="normal"/>
    </style:style>
    <style:style style:name="T30" style:family="text">
      <style:text-properties fo:font-style="normal" officeooo:rsid="0033064e" style:font-style-asian="normal" style:font-style-complex="normal"/>
    </style:style>
    <style:style style:name="T31" style:family="text">
      <style:text-properties fo:font-style="normal" officeooo:rsid="00340e99" style:font-style-asian="normal" style:font-style-complex="normal"/>
    </style:style>
    <style:style style:name="T32" style:family="text">
      <style:text-properties fo:font-style="normal" officeooo:rsid="00343272" style:font-style-asian="normal" style:font-style-complex="normal"/>
    </style:style>
    <style:style style:name="T33" style:family="text">
      <style:text-properties fo:font-style="normal" officeooo:rsid="0034b9c6" style:font-style-asian="normal" style:font-style-complex="normal"/>
    </style:style>
    <style:style style:name="T34" style:family="text">
      <style:text-properties fo:font-style="normal" officeooo:rsid="0036b66a" style:font-style-asian="normal" style:font-style-complex="normal"/>
    </style:style>
    <style:style style:name="T35" style:family="text">
      <style:text-properties fo:font-style="normal" officeooo:rsid="0037cd02" style:font-style-asian="normal" style:font-style-complex="normal"/>
    </style:style>
    <style:style style:name="T36" style:family="text">
      <style:text-properties fo:font-style="normal" officeooo:rsid="0039a1a9" style:font-style-asian="normal" style:font-style-complex="normal"/>
    </style:style>
    <style:style style:name="T37" style:family="text">
      <style:text-properties fo:font-style="normal" officeooo:rsid="0039a77a" style:font-style-asian="normal" style:font-style-complex="normal"/>
    </style:style>
    <style:style style:name="T38" style:family="text">
      <style:text-properties fo:font-style="normal" officeooo:rsid="003a6197" style:font-style-asian="normal" style:font-style-complex="normal"/>
    </style:style>
    <style:style style:name="T39" style:family="text">
      <style:text-properties fo:font-style="normal" officeooo:rsid="003c4248" style:font-style-asian="normal" style:font-style-complex="normal"/>
    </style:style>
    <style:style style:name="T40" style:family="text">
      <style:text-properties fo:font-style="normal" officeooo:rsid="003df988" style:font-style-asian="normal" style:font-style-complex="normal"/>
    </style:style>
    <style:style style:name="T41" style:family="text">
      <style:text-properties fo:font-style="normal" officeooo:rsid="003f269c" style:font-style-asian="normal" style:font-style-complex="normal"/>
    </style:style>
    <style:style style:name="T42" style:family="text">
      <style:text-properties fo:font-style="normal" officeooo:rsid="00414bf3" style:font-style-asian="normal" style:font-style-complex="normal"/>
    </style:style>
    <style:style style:name="T43" style:family="text">
      <style:text-properties fo:font-style="normal" officeooo:rsid="0043c731" style:font-style-asian="normal" style:font-style-complex="normal"/>
    </style:style>
    <style:style style:name="T44" style:family="text">
      <style:text-properties officeooo:rsid="00451d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lek Yardas</text:p>
      <text:p text:style-name="P1">SPN 285</text:p>
      <text:p text:style-name="P1">Mirzam Perez</text:p>
      <text:p text:style-name="P4">Volatinera <text:span text:style-name="T44">(Borrador)</text:span></text:p>
      <text:p text:style-name="P2"><text:tab/>En <text:span text:style-name="T1">La Bella Durmiente</text:span><text:span text:style-name="T3">, nosotros seguimos la historia de la protagonista, María de los Ángeles, por una mezcla de cartas, reseñas sociales </text:span><text:span text:style-name="T5">y </text:span><text:span text:style-name="T3">monólogos interiores que compone la forma narrativa. </text:span><text:span text:style-name="T5">La forma narrativa casi nunca da la perspectiva suya sino más bien las perspectivas sobre los eventos en su vida de su padre Fabiano Fernandez, su mentora la Reverenda Madre Martínez, y una escritora social. L</text:span><text:span text:style-name="T6">os</text:span><text:span text:style-name="T5"> únic</text:span><text:span text:style-name="T6">os</text:span><text:span text:style-name="T5"> tiempo</text:span><text:span text:style-name="T6">s</text:span><text:span text:style-name="T5"> en que o</text:span><text:span text:style-name="T4">ímo</text:span><text:span text:style-name="T5">s</text:span><text:span text:style-name="T4"> la voz de María de los Ángeles </text:span><text:span text:style-name="T6">están</text:span><text:span text:style-name="T5"> entre sus monólogos interiores. Los monólogos nos revela una mujer, </text:span><text:span text:style-name="T6">Carmen Merengue, que para María de los Ángeles presenta un</text:span><text:span text:style-name="T8">a</text:span><text:span text:style-name="T6"> alterativ</text:span><text:span text:style-name="T8">a</text:span><text:span text:style-name="T6"> </text:span><text:span text:style-name="T9">de </text:span><text:span text:style-name="T6">la definición de lo que es ser mujer. </text:span><text:span text:style-name="T24">Los paralelos entre las descripciones de las</text:span><text:span text:style-name="T7"> acciones rebelde</text:span><text:span text:style-name="T8">s </text:span><text:span text:style-name="T7">que toma María de los Ángele</text:span><text:span text:style-name="T8">s </text:span><text:span text:style-name="T9">en</text:span><text:span text:style-name="T8"> </text:span><text:span text:style-name="T7">su rendimiento como Coppelia </text:span><text:span text:style-name="T8">y </text:span><text:span text:style-name="T9">en el</text:span><text:span text:style-name="T8"> hote</text:span><text:span text:style-name="T9">l</text:span><text:span text:style-name="T8"> </text:span><text:span text:style-name="T24">con las descripciones suyas de Carmen Merengue </text:span><text:span text:style-name="T8">nos muestr</text:span><text:span text:style-name="T9">a su deseo ser como Carmen Merengu</text:span><text:span text:style-name="T26">e,</text:span><text:span text:style-name="T9"> eso es ser una mujer en sus propios términos.</text:span></text:p>
      <text:p text:style-name="P3"><text:span text:style-name="T9"><text:tab/></text:span><text:span text:style-name="T19"> </text:span><text:span text:style-name="T22">El paralelo entre l</text:span><text:span text:style-name="T28">as acciones toma </text:span><text:span text:style-name="T22">María de los Ángeles</text:span><text:span text:style-name="T28"> durante su rendimiento</text:span><text:span text:style-name="T22"> y la </text:span><text:span text:style-name="T25">descripción</text:span><text:span text:style-name="T22"> de Carmen Merengue en el primero monólogo </text:span><text:span text:style-name="T23">interior</text:span><text:span text:style-name="T22"> nos muestra</text:span><text:span text:style-name="T28"> la influencia de Carmen Merengue sobre </text:span><text:span text:style-name="T22">María de los Ángele</text:span><text:span text:style-name="T28">s.</text:span><text:span text:style-name="T22"> </text:span><text:span text:style-name="T10">María de los Ángeles </text:span><text:span text:style-name="T11">es de una familia de la clase alta en la sociedad puertorriqueña. Su destino es crecer y casarse con un hombre, pero no lo quiere; quiere ser bailarina. </text:span><text:span text:style-name="T28">En </text:span><text:span text:style-name="T16">el primero monólogo interior de María de los Ángeles en lo que describe como </text:span><text:span text:style-name="T18">la volatinera </text:span><text:span text:style-name="T16">Carmen Merengue “no escuchaba ella baila</text:span><text:span text:style-name="T17">ba</text:span><text:span text:style-name="T16"> sin malla sólo le importaba bailar” (165, líneas 6-8). </text:span><text:span text:style-name="T19">Esta descripción de Carmen Merengue </text:span><text:span text:style-name="T20">la caracteriza como rebeld</text:span><text:span text:style-name="T21">e, </text:span><text:span text:style-name="T28">y hay paralelo entre ella y María de los Ángeles en sus deseos para bailar.</text:span><text:span text:style-name="T21"> </text:span><text:span text:style-name="T12">Durante una producción de </text:span><text:span text:style-name="T2">Coppelia</text:span><text:span text:style-name="T12">, en la que María de los Ángeles tiene el papel nominal, hay una escena en la que </text:span><text:span text:style-name="T13">ella comienza de bailar en una manera poca ortodoxa </text:span><text:span text:style-name="T15">y salta fuera del escenario para caer en la platea.</text:span><text:span text:style-name="T13"> </text:span><text:span text:style-name="T15">Sobre esto, la </text:span><text:span text:style-name="T14">escritora social escribe que “Maria de los Angeles… no estaba para nada de acuerdo con su papel…</text:span><text:span text:style-name="T29"> hizo un jeté </text:span><text:soft-page-break/><text:span text:style-name="T29">monumental, que dejó sin respiración a los espectadores, salvando la distancia de la del foso de la orquesta para caer en la avenida central de la platea.</text:span><text:span text:style-name="T14">” (163, <text:s/>líneas 27-29).</text:span><text:span text:style-name="T28"> Su salto fuera del escenario es muy similar a la acción que tomaría una volatinera como Carmen Merengue,</text:span><text:span text:style-name="T30"> no de una bailarina. </text:span><text:span text:style-name="T31">Esto nos muestra la influencia de Carmen Merengue en el estilo </text:span><text:span text:style-name="T32">rebelde</text:span><text:span text:style-name="T31"> de bailar y en la comportamiento </text:span><text:span text:style-name="T32">rebelde </text:span><text:span text:style-name="T31">de María de los Ángeles.</text:span></text:p>
      <text:p text:style-name="P6"><text:span text:style-name="T27"><text:tab/></text:span><text:span text:style-name="T36">María de los Ángles se casa a Felisberto, y antes de la boda él la hace violación. Hacia el fin de la novela, descubrimos que María de los Ángeles ha sido escrito </text:span><text:span text:style-name="T37">los </text:span><text:span text:style-name="T41">anónimos d</text:span><text:span text:style-name="T33">el hotel </text:span><text:span text:style-name="T37">y </text:span><text:span text:style-name="T41">haciendo</text:span><text:span text:style-name="T34"> acciones sexuales con otro hombre. </text:span><text:span text:style-name="T37">Estas acciones</text:span><text:span text:style-name="T34"> rompe la “santidad” de su matrimonio </text:span><text:span text:style-name="T35">con</text:span><text:span text:style-name="T34"> Felisberto y </text:span><text:span text:style-name="T37">representa su </text:span><text:span text:style-name="T38">rechazo </text:span><text:span text:style-name="T37">del matrimonio. </text:span><text:span text:style-name="T42">En el monólogo interior del entrada de Feilisberto en el hotel, María de los Ángeles se describe como </text:span><text:span text:style-name="T40">“</text:span><text:span text:style-name="T42">N</text:span><text:span text:style-name="T41">o me conformo Felisberto… </text:span><text:span text:style-name="T42">m</text:span><text:span text:style-name="T41">i cara de yeso rodeada de rizos postizos </text:span><text:span text:style-name="T42">mis pestañas de charol despegadas por el sudor mis cachetes gordos de pancake el pelo que me se va tiñendo de rojo</text:span><text:span text:style-name="T41">” </text:span><text:span text:style-name="T42">(201, líneas 6-15).</text:span><text:span text:style-name="T41"> </text:span><text:span text:style-name="T42">Durante un otro monólogo interior, supuestamente antes de la boda, María de los Ángeles reflecta </text:span><text:span text:style-name="T37">“</text:span><text:span text:style-name="T39">Felisberto es mi novio … Carmen Merengue no se casaría diría que no con la cabeza moviendo de lado a lado la cara de yeso </text:span><text:span text:style-name="T41">enmarcada de rizos postizos… </text:span><text:span text:style-name="T42">las pestañas medios despegadas por el sudor los cachetes gordos de pancake</text:span><text:span text:style-name="T40">” (167, líneas 4-8, </text:span><text:span text:style-name="T42">líneas 34-36</text:span><text:span text:style-name="T40">)</text:span><text:span text:style-name="T41">. Estos paralelos entre la descripción de Carmen Merengue y la descripción de María de los Ángeles nos muestra su transformación hacia una mujer como Carmen Merengue.</text:span></text:p>
      <text:p text:style-name="P6"><text:span text:style-name="T41"><text:tab/></text:span><text:span text:style-name="T43">Por fin, la acción final en el hotel y la acción primera en el rendimiento muestra la influencia de Carmen Merengue en las decisiones que María de los Ángeles to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6T10:32:11.169908000</meta:creation-date>
    <dc:date>2018-05-07T08:18:32.610969000</dc:date>
    <meta:editing-duration>PT4H56M25S</meta:editing-duration>
    <meta:editing-cycles>59</meta:editing-cycles>
    <meta:generator>LibreOffice/5.2.5.1$MacOSX_X86_64 LibreOffice_project/0312e1a284a7d50ca85a365c316c7abbf20a4d22</meta:generator>
    <meta:document-statistic meta:table-count="0" meta:image-count="0" meta:object-count="0" meta:page-count="2" meta:paragraph-count="8" meta:word-count="660" meta:character-count="3830" meta:non-whitespace-character-count="3172"/>
  </office:meta>
</office:document-meta>
</file>